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0283in"/>
    </style:style>
    <style:style style:name="co6" style:family="table-column">
      <style:table-column-properties fo:break-before="auto" style:column-width="2.2307in"/>
    </style:style>
    <style:style style:name="co7" style:family="table-column">
      <style:table-column-properties fo:break-before="auto" style:column-width="3.7138in"/>
    </style:style>
    <style:style style:name="co8" style:family="table-column">
      <style:table-column-properties fo:break-before="auto" style:column-width="4.282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43"/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8" style:family="table-cell" style:parent-style-name="Default">
      <style:text-properties style:font-name="Times New Roman" fo:font-size="10pt" style:font-size-asian="10pt" style:font-size-complex="10pt"/>
    </style:style>
    <style:style style:name="ce9" style:family="table-cell" style:parent-style-name="Default" style:data-style-name="N37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Times New Roman" fo:font-size="10pt" style:font-size-asian="10pt" style:font-size-complex="10pt"/>
    </style:style>
    <style:style style:name="ce15" style:family="table-cell" style:parent-style-name="Default" style:data-style-name="N104">
      <style:text-properties style:font-name="Times New Roman" fo:font-size="10pt" style:font-size-asian="10pt" style:font-size-complex="10pt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04">
      <style:table-cell-properties fo:background-color="#ff3333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0pt" style:font-size-asian="10pt" style:font-size-complex="10pt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size-asian="12pt" style:font-size-complex="12pt"/>
    </style:style>
    <style:style style:name="T3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Time Log" table:style-name="ta1" table:print="false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5"/>
          <table:table-cell table:style-name="ce4"/>
        </table:table-row>
        <table:table-row table:style-name="ro1">
          <table:table-cell table:style-name="ce1"/>
          <table:table-cell table:style-name="ce4" office:value-type="string">
            <text:p>Time in </text:p>
          </table:table-cell>
          <table:table-cell table:style-name="ce4" office:value-type="string">
            <text:p>Lunch out <text:s/></text:p>
          </table:table-cell>
          <table:table-cell table:style-name="ce4" office:value-type="string">
            <text:p>Lunch In</text:p>
          </table:table-cell>
          <table:table-cell table:style-name="ce4" office:value-type="string">
            <text:p>Time out </text:p>
          </table:table-cell>
          <table:table-cell table:style-name="ce4" office:value-type="string">
            <text:p>Total time worked </text:p>
          </table:table-cell>
          <table:table-cell/>
        </table:table-row>
        <table:table-row table:style-name="ro1">
          <table:table-cell office:value-type="date" office:date-value="2016-03-14">
            <text:p>03/14/16</text:p>
          </table:table-cell>
          <table:table-cell table:style-name="ce5" office:value-type="time" office:time-value="PT07H50M00S">
            <text:p>07:50:00 AM</text:p>
          </table:table-cell>
          <table:table-cell table:number-columns-repeated="2" office:value-type="float" office:value="0">
            <text:p>0</text:p>
          </table:table-cell>
          <table:table-cell table:style-name="ce5" office:value-type="time" office:time-value="PT05H20M00S">
            <text:p>05:20:00 AM</text:p>
          </table:table-cell>
          <table:table-cell office:value-type="float" office:value="9.3">
            <text:p>9.3</text:p>
          </table:table-cell>
          <table:table-cell/>
        </table:table-row>
        <table:table-row table:style-name="ro1">
          <table:table-cell office:value-type="date" office:date-value="2016-03-15">
            <text:p>03/15/16</text:p>
          </table:table-cell>
          <table:table-cell table:style-name="ce5" office:value-type="time" office:time-value="PT07H20M00S">
            <text:p>07:20:00 AM</text:p>
          </table:table-cell>
          <table:table-cell table:number-columns-repeated="2" office:value-type="float" office:value="0">
            <text:p>0</text:p>
          </table:table-cell>
          <table:table-cell table:style-name="ce5" office:value-type="time" office:time-value="PT05H35M00S">
            <text:p>05:35:00 AM</text:p>
          </table:table-cell>
          <table:table-cell office:value-type="float" office:value="10.15">
            <text:p>10.15</text:p>
          </table:table-cell>
          <table:table-cell table:style-name="ce7" office:value-type="string">
            <text:p>(locked out)</text:p>
          </table:table-cell>
        </table:table-row>
        <table:table-row table:style-name="ro1">
          <table:table-cell office:value-type="date" office:date-value="2016-03-16">
            <text:p>03/16/16</text:p>
          </table:table-cell>
          <table:table-cell table:number-columns-repeated="6"/>
        </table:table-row>
        <table:table-row table:style-name="ro1">
          <table:table-cell office:value-type="date" office:date-value="2016-03-17">
            <text:p>03/17/16</text:p>
          </table:table-cell>
          <table:table-cell table:number-columns-repeated="6"/>
        </table:table-row>
        <table:table-row table:style-name="ro1">
          <table:table-cell office:value-type="date" office:date-value="2016-03-18">
            <text:p>03/18/16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3"/>
          <table:table-cell table:style-name="ce6" office:value-type="string">
            <text:p>Total </text:p>
          </table:table-cell>
          <table:table-cell office:value-type="float" office:value="19.45">
            <text:p>19.45</text:p>
          </table:table-cell>
          <table:table-cell/>
        </table:table-row>
      </table:table>
      <table:table table:name="Payment Log" table:style-name="ta1" table:print="false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1" table:default-cell-style-name="ce14"/>
        <table:table-column table:style-name="co1" table:default-cell-style-name="ce8"/>
        <table:table-column table:style-name="co1" table:number-columns-repeated="1019" table:default-cell-style-name="Default"/>
        <table:table-row table:style-name="ro3">
          <table:table-cell/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9" office:value-type="date" office:date-value="2016-03-14">
            <text:p>03/14/16</text:p>
          </table:table-cell>
          <table:table-cell table:style-name="ce8" office:value-type="string">
            <text:p>( phones off)</text:p>
          </table:table-cell>
          <table:table-cell table:style-name="ce8"/>
          <table:table-cell table:number-columns-repeated="1021"/>
        </table:table-row>
        <table:table-row table:style-name="ro3">
          <table:table-cell/>
          <table:table-cell office:value-type="string">
            <text:p><text:a xlink:href="http://agents.ebrokercenter.com/#lead/edit/20160127094312-896rbJzA-RQ2Plr4g">David Miller</text:a> </text:p>
          </table:table-cell>
          <table:table-cell table:style-name="ce8" office:value-type="string">
            <text:p><text:span text:style-name="T1"><text:a xlink:href="http://agents.ebrokercenter.com/#">HII USA+ Dental</text:a></text:span><text:span text:style-name="T1"> </text:span>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7094312-896rbJzA-RQ2Plr4g">David Miller</text:a> </text:p>
          </table:table-cell>
          <table:table-cell table:style-name="ce12" office:value-type="string">
            <text:p><text:a xlink:href="http://agents.ebrokercenter.com/#">Accident Care Direct Plus</text:a>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51228153017-tosg8Ghm-qzMKpvb2">Kim Drees</text:a> </text:p>
          </table:table-cell>
          <table:table-cell office:value-type="string">
            <text:p><text:a xlink:href="http://agents.ebrokercenter.com/#">HII USA+ Dental</text:a> </text:p>
          </table:table-cell>
          <table:table-cell office:value-type="currency" office:currency="USD" office:value="59">
            <text:p>$5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2094410-0J4y1OVb-PWNcjByb">Christina Moreno</text:a> </text:p>
          </table:table-cell>
          <table:table-cell office:value-type="string">
            <text:p><text:a xlink:href="http://agents.ebrokercenter.com/#">HII USA+ Dental</text:a> </text:p>
          </table:table-cell>
          <table:table-cell office:value-type="currency" office:currency="USD" office:value="59">
            <text:p>$5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6102809-SSnl9emK-gXTebQfc">Tina Wile</text:a> </text:p>
          </table:table-cell>
          <table:table-cell office:value-type="string">
            <text:p><text:a xlink:href="http://agents.ebrokercenter.com/#">HII USA+ Dental</text:a> </text:p>
          </table:table-cell>
          <table:table-cell office:value-type="currency" office:currency="USD" office:value="49">
            <text:p>$4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8133658-nhMHG0E3-WzeTdW34">Maralo Allen</text:a> </text:p>
          </table:table-cell>
          <table:table-cell office:value-type="string">
            <text:p><text:a xlink:href="http://agents.ebrokercenter.com/#">Accident Choice Plus</text:a> </text:p>
          </table:table-cell>
          <table:table-cell office:value-type="currency" office:currency="USD" office:value="38.33">
            <text:p>$38.33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8133658-nhMHG0E3-WzeTdW34">Maralo Allen</text:a> </text:p>
          </table:table-cell>
          <table:table-cell table:style-name="ce12" office:value-type="string">
            <text:p><text:a xlink:href="http://agents.ebrokercenter.com/#">Insure HC Customer Service</text:a> 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8133658-nhMHG0E3-WzeTdW34">Maralo Allen</text:a> </text:p>
          </table:table-cell>
          <table:table-cell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8163551-do9kaghD-WzgBfcN3">Priscilla Mcgee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8163551-do9kaghD-WzgBfcN3">Priscilla Mcgee</text:a> </text:p>
          </table:table-cell>
          <table:table-cell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8163551-do9kaghD-WzgBfcN3">Priscilla Mcgee</text:a> </text:p>
          </table:table-cell>
          <table:table-cell table:style-name="ce12" office:value-type="string">
            <text:p><text:a xlink:href="http://agents.ebrokercenter.com/#">Insure HC Customer Service</text:a> 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1120814-N5WZTpFp-LD28cIMd">Laresa Golden</text:a> </text:p>
          </table:table-cell>
          <table:table-cell office:value-type="string">
            <text:p><text:a xlink:href="http://agents.ebrokercenter.com/#">HII USA+ Dental</text:a> </text:p>
          </table:table-cell>
          <table:table-cell office:value-type="currency" office:currency="USD" office:value="49">
            <text:p>$4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1120814-N5WZTpFp-LD28cIMd">Laresa Golden</text:a> </text:p>
          </table:table-cell>
          <table:table-cell table:style-name="ce12" office:value-type="string">
            <text:p><text:a xlink:href="http://agents.ebrokercenter.com/#">Insure HC Customer Service</text:a> </text:p>
          </table:table-cell>
          <table:table-cell table:style-name="ce15" office:value-type="currency" office:currency="USD" office:value="24.99">
            <text:p>$24.99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1120814-N5WZTpFp-LD28cIMd">Laresa Golden</text:a> </text:p>
          </table:table-cell>
          <table:table-cell office:value-type="string">
            <text:p><text:a xlink:href="http://agents.ebrokercenter.com/#">Accident Choice Plus</text:a> </text:p>
          </table:table-cell>
          <table:table-cell office:value-type="currency" office:currency="USD" office:value="25.11">
            <text:p>$25.11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5153928-JlbTgNRN-5agISM6f">Cederick Rubin </text:a> </text:p>
          </table:table-cell>
          <table:table-cell office:value-type="string">
            <text:p><text:a xlink:href="http://agents.ebrokercenter.com/#">HII USA+ Dental</text:a> </text:p>
          </table:table-cell>
          <table:table-cell office:value-type="currency" office:currency="USD" office:value="49">
            <text:p>$4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5153928-JlbTgNRN-5agISM6f">Cederick Rubin 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office:value-type="currency" office:currency="USD" office:value="37.67">
            <text:p>$37.67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5153928-JlbTgNRN-5agISM6f">Cederick Rubin </text:a> </text:p>
          </table:table-cell>
          <table:table-cell table:style-name="ce12" office:value-type="string">
            <text:p><text:a xlink:href="http://agents.ebrokercenter.com/#">Insure HC Customer Service</text:a> </text:p>
          </table:table-cell>
          <table:table-cell table:style-name="ce15" office:value-type="currency" office:currency="USD" office:value="24.99">
            <text:p>$24.99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0145034-6NeqhZwU-iIovvEoR">Katina Henderson</text:a> </text:p>
          </table:table-cell>
          <table:table-cell office:value-type="string">
            <text:p><text:a xlink:href="http://agents.ebrokercenter.com/#">HII USA+ Dental</text:a> </text:p>
          </table:table-cell>
          <table:table-cell table:style-name="ce15" office:value-type="currency" office:currency="USD" office:value="49">
            <text:p>$4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7094543-ADLKiQuP-ltAfXPDX">Curtis Neilsen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table:style-name="ce15" office:value-type="currency" office:currency="USD" office:value="30.98">
            <text:p>$30.9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0103406-ELs8eUKq-pGcZjVru">Geoffrey Moftoller</text:a> </text:p>
          </table:table-cell>
          <table:table-cell office:value-type="string">
            <text:p><text:a xlink:href="http://agents.ebrokercenter.com/#">HII USA+ Dental</text:a> </text:p>
          </table:table-cell>
          <table:table-cell table:style-name="ce15" office:value-type="string">
            <text:p>Declined</text:p>
          </table:table-cell>
          <table:table-cell table:style-name="ce19"/>
          <table:table-cell table:number-columns-repeated="1019"/>
        </table:table-row>
        <table:table-row table:style-name="ro3">
          <table:table-cell/>
          <table:table-cell office:value-type="string">
            <text:p><text:a xlink:href="http://agents.ebrokercenter.com/#lead/edit/20160131202030-kFyvpeUi-ABKOX9d3">Tanya Cooper</text:a> </text:p>
          </table:table-cell>
          <table:table-cell office:value-type="string">
            <text:p><text:a xlink:href="http://agents.ebrokercenter.com/#">HII USA+ Dental</text:a> </text:p>
          </table:table-cell>
          <table:table-cell table:style-name="ce15" office:value-type="currency" office:currency="USD" office:value="39">
            <text:p>$3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1202030-kFyvpeUi-ABKOX9d3">Tanya Cooper</text:a> </text:p>
          </table:table-cell>
          <table:table-cell table:style-name="ce12" office:value-type="string">
            <text:p><text:a xlink:href="http://agents.ebrokercenter.com/#">Insure HC Customer Service</text:a> </text:p>
          </table:table-cell>
          <table:table-cell table:style-name="ce15" office:value-type="currency" office:currency="USD" office:value="24.99">
            <text:p>$24.99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8101204-TNyOmi6D-K2kU8r0a">Amber Shew</text:a> </text:p>
          </table:table-cell>
          <table:table-cell office:value-type="string">
            <text:p><text:a xlink:href="http://agents.ebrokercenter.com/#">HII USA+ Dental</text:a> </text:p>
          </table:table-cell>
          <table:table-cell table:style-name="ce15" office:value-type="currency" office:currency="USD" office:value="39">
            <text:p>$3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8101204-TNyOmi6D-K2kU8r0a">Amber Shew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table:style-name="ce15" office:value-type="currency" office:currency="USD" office:value="28.88">
            <text:p>$28.8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0171733-TycJKy9P-caAsPm7Z">Jenny Kudry</text:a> </text:p>
          </table:table-cell>
          <table:table-cell office:value-type="string">
            <text:p><text:a xlink:href="http://agents.ebrokercenter.com/#">HII USA+ Dental</text:a> </text:p>
          </table:table-cell>
          <table:table-cell table:style-name="ce15" office:value-type="currency" office:currency="USD" office:value="49">
            <text:p>$4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0171733-TycJKy9P-caAsPm7Z">Jenny Kudry</text:a> </text:p>
          </table:table-cell>
          <table:table-cell table:style-name="ce8" office:value-type="string">
            <text:p><text:span text:style-name="T2"><text:a xlink:href="http://agents.ebrokercenter.com/#">Accident Care Direct Plus</text:a></text:span><text:span text:style-name="T2"> </text:span></text:p>
          </table:table-cell>
          <table:table-cell table:style-name="ce15" office:value-type="currency" office:currency="USD" office:value="25.11">
            <text:p>$25.11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31133839-bA3vynbF-cZNQ10PU">Jason Williams</text:a> </text:p>
          </table:table-cell>
          <table:table-cell table:style-name="ce8"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ce15" office:value-type="currency" office:currency="USD" office:value="24.99">
            <text:p>$24.99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31133839-bA3vynbF-cZNQ10PU">Jason Williams</text:a> </text:p>
          </table:table-cell>
          <table:table-cell table:style-name="ce8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1171144-0qP4gQsF-A8btZIOx">Benjamin Lowman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table:style-name="ce15" office:value-type="currency" office:currency="USD" office:value="23.23">
            <text:p>$23.23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1171144-0qP4gQsF-A8btZIOx">Benjamin Lowman</text:a> </text:p>
          </table:table-cell>
          <table:table-cell office:value-type="string">
            <text:p><text:a xlink:href="http://agents.ebrokercenter.com/#">HII USA+ Dental</text:a> </text:p>
          </table:table-cell>
          <table:table-cell table:style-name="ce15" office:value-type="currency" office:currency="USD" office:value="39">
            <text:p>$39.00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31171144-0qP4gQsF-A8btZIOx">Benjamin Lowman</text:a> </text:p>
          </table:table-cell>
          <table:table-cell table:style-name="ce8"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ce15" office:value-type="currency" office:currency="USD" office:value="24.99">
            <text:p>$24.99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0091754-nfti8sy7-L5wUPgYd">Doretha Jones</text:a> </text:p>
          </table:table-cell>
          <table:table-cell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0091754-nfti8sy7-L5wUPgYd">Doretha Jones</text:a> </text:p>
          </table:table-cell>
          <table:table-cell table:style-name="ce8" office:value-type="string">
            <text:p><text:span text:style-name="T2"><text:a xlink:href="http://agents.ebrokercenter.com/#">Accident Care Direct Plus</text:a></text:span><text:span text:style-name="T2"> </text:span>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0143620-QyrRMqNO-6kOBPsny">Nathaniel Johnson 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0143620-QyrRMqNO-6kOBPsny">Nathaniel Johnson </text:a> </text:p>
          </table:table-cell>
          <table:table-cell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9143403-Zp4DdsQp-wI8i1y2D">Melody Conard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table:style-name="ce15" office:value-type="currency" office:currency="USD" office:value="25.99">
            <text:p>$25.99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9143403-Zp4DdsQp-wI8i1y2D">Melody Conard</text:a> </text:p>
          </table:table-cell>
          <table:table-cell office:value-type="string">
            <text:p><text:a xlink:href="http://agents.ebrokercenter.com/#">HII USA+ Dental</text:a> </text:p>
          </table:table-cell>
          <table:table-cell table:style-name="ce15" office:value-type="currency" office:currency="USD" office:value="39">
            <text:p>$39.0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>
            <text:p><text:span text:style-name="T1"><text:a xlink:href="http://agents.ebrokercenter.com/#lead/edit/20160121152408-0NUuMdPt-dCJLVMxf">Wykeshia Baker-beard</text:a></text:span><text:span text:style-name="T1"> </text:span></text:p>
          </table:table-cell>
          <table:table-cell office:value-type="string">
            <text:p><text:a xlink:href="http://agents.ebrokercenter.com/#">HII USA+ Dental</text:a> </text:p>
          </table:table-cell>
          <table:table-cell table:style-name="ce15" office:value-type="currency" office:currency="USD" office:value="39">
            <text:p>$39.00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21152408-0NUuMdPt-dCJLVMxf">Wykeshia Baker-beard</text:a> </text:p>
          </table:table-cell>
          <table:table-cell table:style-name="ce8"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ce15" office:value-type="currency" office:currency="USD" office:value="24.99">
            <text:p>$24.99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6084350-lFtaaOeX-z61pMBTr">Angelica Garcia</text:a> </text:p>
          </table:table-cell>
          <table:table-cell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1072114-s5R6sFWA-02tKNDxU">Jimmy Burgett</text:a> </text:p>
          </table:table-cell>
          <table:table-cell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31072114-s5R6sFWA-02tKNDxU">Jimmy Burgett</text:a> </text:p>
          </table:table-cell>
          <table:table-cell table:style-name="ce8" office:value-type="string">
            <text:p><text:span text:style-name="T1"><text:a xlink:href="http://agents.ebrokercenter.com/#">Accident Care Direct Plus</text:a></text:span><text:span text:style-name="T1"> </text:span>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26115450-E1Fytmlf-gNGut2Jv">Antonio Quiroga</text:a> </text:p>
          </table:table-cell>
          <table:table-cell table:style-name="ce8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6115450-E1Fytmlf-gNGut2Jv">Antonio Quiroga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table:style-name="ce15" office:value-type="currency" office:currency="USD" office:value="25.99">
            <text:p>$25.99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6115450-E1Fytmlf-gNGut2Jv">Antonio Quiroga</text:a> </text:p>
          </table:table-cell>
          <table:table-cell table:style-name="ce8" office:value-type="string">
            <text:p><text:span text:style-name="T1"><text:a xlink:href="http://agents.ebrokercenter.com/#">Accident Care Direct Plus</text:a></text:span><text:span text:style-name="T1"> </text:span></text:p>
          </table:table-cell>
          <table:table-cell table:style-name="ce15" office:value-type="currency" office:currency="USD" office:value="24.99">
            <text:p>$24.99</text:p>
          </table:table-cell>
          <table:table-cell table:number-columns-repeated="1020"/>
        </table:table-row>
        <table:table-row table:style-name="ro3">
          <table:table-cell/>
          <table:table-cell table:style-name="ce8" table:number-columns-repeated="2"/>
          <table:table-cell table:style-name="ce15"/>
          <table:table-cell table:number-columns-repeated="1020"/>
        </table:table-row>
        <table:table-row table:style-name="ro3">
          <table:table-cell table:style-name="ce9" office:value-type="date" office:date-value="2016-03-15">
            <text:p>03/15/16</text:p>
          </table:table-cell>
          <table:table-cell table:style-name="ce8" office:value-type="string">
            <text:p>(phones off ½ day)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office:value-type="string">
            <text:p><text:a xlink:href="http://agents.ebrokercenter.com/#lead/edit/20160115090025-9NIAjiHT-WaLoVVHN">Craig Wesley</text:a> </text:p>
          </table:table-cell>
          <table:table-cell table:style-name="ce8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0103126-giET2OTq-1B48mhXT">Luz Maria Garcia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office:value-type="currency" office:currency="USD" office:value="41.16">
            <text:p>$41.16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209120234-TuNUZP8Q-OFuXJym4">John Evans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209120234-TuNUZP8Q-OFuXJym4">John Evans</text:a> </text:p>
          </table:table-cell>
          <table:table-cell table:style-name="ce8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209120234-TuNUZP8Q-OFuXJym4">John Evans</text:a> </text:p>
          </table:table-cell>
          <table:table-cell table:style-name="ce8"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28101750-T86LTqmT-VJCmbLXI">Virginia Chandler</text:a> </text:p>
          </table:table-cell>
          <table:table-cell table:style-name="ce8"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28101750-T86LTqmT-VJCmbLXI">Virginia Chandler</text:a> </text:p>
          </table:table-cell>
          <table:table-cell table:style-name="ce8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8131440-Y5HCrKj5-Wpddu5xH">Rhonda Jones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office:value-type="currency" office:currency="USD" office:value="25.99">
            <text:p>$25.99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28131440-Y5HCrKj5-Wpddu5xH">Rhonda Jones</text:a> </text:p>
          </table:table-cell>
          <table:table-cell table:style-name="ce8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39">
            <text:p>$39.00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28162212-7SAIVT3v-yXH7Ppl3">Michael Gladden </text:a> </text:p>
          </table:table-cell>
          <table:table-cell table:style-name="ce8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59">
            <text:p>$59.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a xlink:href="http://agents.ebrokercenter.com/#lead/edit/20160128162212-7SAIVT3v-yXH7Ppl3">Michael Gladden </text:a> </text:p>
          </table:table-cell>
          <table:table-cell office:value-type="string">
            <text:p><text:a xlink:href="http://agents.ebrokercenter.com/#">Accident Care Direct Plus</text:a> </text:p>
          </table:table-cell>
          <table:table-cell office:value-type="currency" office:currency="USD" office:value="49.13">
            <text:p>$49.13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29164010-rMRiC94B-17p4Qrnw">Armando Romero</text:a> </text:p>
          </table:table-cell>
          <table:table-cell table:style-name="ce8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39">
            <text:p>$39.00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29170226-1NSI6fIG-2cqEp2g5">Lakisha Jones</text:a> </text:p>
          </table:table-cell>
          <table:table-cell table:style-name="ce13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string">
            <text:p>Declined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<text:a xlink:href="http://agents.ebrokercenter.com/#lead/edit/20160130150744-ahtK5UP8-97926WKj">Trina Wartenbe</text:a> </text:p>
          </table:table-cell>
          <table:table-cell table:style-name="ce8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39">
            <text:p>$39.00</text:p>
          </table:table-cell>
          <table:table-cell table:number-columns-repeated="1020"/>
        </table:table-row>
        <table:table-row table:style-name="ro3">
          <table:table-cell/>
          <table:table-cell table:style-name="ce8" table:number-columns-repeated="2"/>
          <table:table-cell table:number-columns-repeated="1021"/>
        </table:table-row>
        <table:table-row table:style-name="ro3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019"/>
        </table:table-row>
        <table:table-row table:style-name="ro3">
          <table:table-cell table:style-name="ce10" table:number-columns-repeated="3"/>
          <table:table-cell table:style-name="ce17"/>
          <table:table-cell table:style-name="ce10" table:number-columns-repeated="1020"/>
        </table:table-row>
        <table:table-row table:style-name="ro3" table:number-rows-repeated="14">
          <table:table-cell table:style-name="Default" table:number-columns-repeated="3"/>
          <table:table-cell table:style-name="ce16"/>
          <table:table-cell table:style-name="Default"/>
          <table:table-cell table:number-columns-repeated="1019"/>
        </table:table-row>
        <table:table-row table:style-name="ro3" table:number-rows-repeated="5">
          <table:table-cell table:style-name="Default" table:number-columns-repeated="3"/>
          <table:table-cell table:style-name="ce18"/>
          <table:table-cell table:style-name="Default"/>
          <table:table-cell table:number-columns-repeated="1019"/>
        </table:table-row>
        <table:table-row table:style-name="ro3">
          <table:table-cell table:style-name="Default" table:number-columns-repeated="3"/>
          <table:table-cell table:style-name="ce18"/>
          <table:table-cell table:style-name="Default"/>
          <table:table-cell table:number-columns-repeated="1019"/>
        </table:table-row>
      </table:table>
      <table:table table:name="Call Log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row table:style-name="ro5">
          <table:table-cell table:style-name="ce20" office:value-type="date" office:date-value="2016-03-14">
            <text:p>03/14/16</text:p>
          </table:table-cell>
          <table:table-cell table:style-name="ce21"/>
          <table:table-cell table:style-name="ce23"/>
          <table:table-cell table:style-name="ce25"/>
          <table:table-cell table:style-name="ce27"/>
          <table:table-cell table:style-name="ce21"/>
          <table:table-cell/>
        </table:table-row>
        <table:table-row table:style-name="ro2">
          <table:table-cell table:style-name="ce21" office:value-type="string">
            <text:p>Time</text:p>
          </table:table-cell>
          <table:table-cell table:style-name="ce21"/>
          <table:table-cell table:style-name="ce23" office:value-type="string">
            <text:p>Name</text:p>
          </table:table-cell>
          <table:table-cell table:style-name="ce25" office:value-type="string">
            <text:p>Time on call</text:p>
          </table:table-cell>
          <table:table-cell table:style-name="ce28" office:value-type="string">
            <text:p>Total time worked on client </text:p>
          </table:table-cell>
          <table:table-cell table:style-name="ce21" office:value-type="string">
            <text:p>Problem</text:p>
          </table:table-cell>
          <table:table-cell/>
        </table:table-row>
        <table:table-row table:style-name="ro2">
          <table:table-cell table:style-name="ce21" table:number-columns-repeated="2"/>
          <table:table-cell table:style-name="ce23"/>
          <table:table-cell table:style-name="ce25"/>
          <table:table-cell table:style-name="ce28"/>
          <table:table-cell table:style-name="ce21"/>
          <table:table-cell/>
        </table:table-row>
        <table:table-row table:style-name="ro3">
          <table:table-cell table:style-name="ce22" office:value-type="string" table:number-columns-spanned="6" table:number-rows-spanned="1">
            <text:p>Phone was not working all day. </text:p>
          </table:table-cell>
          <table:covered-table-cell table:number-columns-repeated="2"/>
          <table:covered-table-cell table:number-columns-repeated="2" table:style-name="Default"/>
          <table:covered-table-cell/>
          <table:table-cell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20" office:value-type="date" office:date-value="2016-03-15">
            <text:p>03/15/16</text:p>
          </table:table-cell>
          <table:table-cell table:style-name="ce21"/>
          <table:table-cell table:style-name="ce23"/>
          <table:table-cell table:style-name="ce25"/>
          <table:table-cell table:style-name="ce27"/>
          <table:table-cell table:style-name="ce21"/>
          <table:table-cell/>
        </table:table-row>
        <table:table-row table:style-name="ro2">
          <table:table-cell table:style-name="ce21" office:value-type="string">
            <text:p>Time</text:p>
          </table:table-cell>
          <table:table-cell table:style-name="ce21"/>
          <table:table-cell table:style-name="ce23" office:value-type="string">
            <text:p>Name</text:p>
          </table:table-cell>
          <table:table-cell table:style-name="ce25" office:value-type="string">
            <text:p>Time on call</text:p>
          </table:table-cell>
          <table:table-cell table:style-name="ce25" office:value-type="string">
            <text:p>Total time worked on client </text:p>
          </table:table-cell>
          <table:table-cell table:style-name="ce21" office:value-type="string">
            <text:p>Problem</text:p>
          </table:table-cell>
          <table:table-cell/>
        </table:table-row>
        <table:table-row table:style-name="ro3">
          <table:table-cell table:style-name="ce5" office:value-type="time" office:time-value="PT11H56M00S">
            <text:p>11:56:00 AM</text:p>
          </table:table-cell>
          <table:table-cell table:style-name="ce5" office:value-type="time" office:time-value="PT12H00M00S">
            <text:p>12:00:00 PM</text:p>
          </table:table-cell>
          <table:table-cell office:value-type="string">
            <text:p>Carolyn </text:p>
          </table:table-cell>
          <table:table-cell office:value-type="float" office:value="3.27">
            <text:p>3.2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6">
          <table:table-cell table:style-name="ce5" office:value-type="time" office:time-value="PT12H03M00S">
            <text:p>12:03:00 PM</text:p>
          </table:table-cell>
          <table:table-cell table:style-name="ce5" office:value-type="time" office:time-value="PT12H14M00S">
            <text:p>12:14:00 PM</text:p>
          </table:table-cell>
          <table:table-cell office:value-type="string">
            <text:p>Dianna Empson</text:p>
          </table:table-cell>
          <table:table-cell office:value-type="float" office:value="12.09">
            <text:p>12.09</text:p>
          </table:table-cell>
          <table:table-cell office:value-type="float" office:value="11">
            <text:p>11</text:p>
          </table:table-cell>
          <table:table-cell office:value-type="string">
            <text:p>Client called because she was denied her major medical and wanted to cancel all her supplements</text:p>
          </table:table-cell>
          <table:table-cell office:value-type="string">
            <text:p><text:s/></text:p>
          </table:table-cell>
        </table:table-row>
        <table:table-row table:style-name="ro6">
          <table:table-cell table:style-name="ce5" office:value-type="time" office:time-value="PT12H18M00S">
            <text:p>12:18:00 PM</text:p>
          </table:table-cell>
          <table:table-cell table:style-name="ce5" office:value-type="time" office:time-value="PT12H32M00S">
            <text:p>12:32:00 PM</text:p>
          </table:table-cell>
          <table:table-cell table:style-name="ce11" office:value-type="string">
            <text:p><text:a xlink:href="http://agents.ebrokercenter.com/#lead/edit/20151117083534-7y9s2Aw2-dAZ7dWBQ">Kathy Bartley</text:a> </text:p>
          </table:table-cell>
          <table:table-cell table:style-name="ce26" office:value-type="float" office:value="13.45">
            <text:p>13.45</text:p>
          </table:table-cell>
          <table:table-cell office:value-type="float" office:value="15">
            <text:p>15</text:p>
          </table:table-cell>
          <table:table-cell office:value-type="string">
            <text:p>Client called and was extremely upset because she received a notice from the makerplace <text:s/>stating she needs to send <text:s/>in prof that she is not enrolled in medicaid or medicare. 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5" office:value-type="time" office:time-value="PT13H19M00S">
            <text:p>01:19:00 PM</text:p>
          </table:table-cell>
          <table:table-cell table:style-name="ce5" office:value-type="time" office:time-value="PT13H26M00S">
            <text:p>01:26:00 PM</text:p>
          </table:table-cell>
          <table:table-cell table:style-name="ce11" office:value-type="string">
            <text:p><text:a xlink:href="http://agents.ebrokercenter.com/#lead/edit/20160115074656-7BrKY4XE-RK4EVCJr">Charlene Giddens</text:a> </text:p>
          </table:table-cell>
          <table:table-cell office:value-type="float" office:value="5.54">
            <text:p>5.54</text:p>
          </table:table-cell>
          <table:table-cell office:value-type="float" office:value="6">
            <text:p>6</text:p>
          </table:table-cell>
          <table:table-cell office:value-type="string">
            <text:p>she wanted to know about the notice from the marketplace 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5" office:value-type="time" office:time-value="PT14H05M00S">
            <text:p>02:05:00 PM</text:p>
          </table:table-cell>
          <table:table-cell table:style-name="ce5" office:value-type="time" office:time-value="PT14H08M00S">
            <text:p>02:08:00 PM</text:p>
          </table:table-cell>
          <table:table-cell table:style-name="ce24" office:value-type="float" office:value="4802859878">
            <text:p>4802859878</text:p>
          </table:table-cell>
          <table:table-cell office:value-type="float" office:value="2.31">
            <text:p>2.3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ce5" office:value-type="time" office:time-value="PT14H17M00S">
            <text:p>02:17:00 PM</text:p>
          </table:table-cell>
          <table:table-cell table:style-name="ce5" office:value-type="time" office:time-value="PT14H22M00S">
            <text:p>02:22:00 PM</text:p>
          </table:table-cell>
          <table:table-cell office:value-type="string">
            <text:p>Micheal</text:p>
          </table:table-cell>
          <table:table-cell office:value-type="float" office:value="4.22">
            <text:p>4.2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5" office:value-type="time" office:time-value="PT14H45M00S">
            <text:p>02:45:00 PM</text:p>
          </table:table-cell>
          <table:table-cell table:style-name="ce5" office:value-type="time" office:time-value="PT14H56M00S">
            <text:p>02:56:00 PM</text:p>
          </table:table-cell>
          <table:table-cell office:value-type="string">
            <text:p>Agnes Doyle</text:p>
          </table:table-cell>
          <table:table-cell table:style-name="ce26" office:value-type="float" office:value="11.05">
            <text:p>11.05</text:p>
          </table:table-cell>
          <table:table-cell office:value-type="float" office:value="15">
            <text:p>15</text:p>
          </table:table-cell>
          <table:table-cell office:value-type="string">
            <text:p>Her major payment was rejected and she never wanted dental</text:p>
          </table:table-cell>
          <table:table-cell office:value-type="string">
            <text:p><text:s/></text:p>
          </table:table-cell>
        </table:table-row>
        <table:table-row table:style-name="ro6">
          <table:table-cell table:style-name="ce5" office:value-type="time" office:time-value="PT15H28M00S">
            <text:p>03:28:00 PM</text:p>
          </table:table-cell>
          <table:table-cell table:style-name="ce5" office:value-type="time" office:time-value="PT15H44M00S">
            <text:p>03:44:00 PM</text:p>
          </table:table-cell>
          <table:table-cell table:style-name="ce11" office:value-type="string">
            <text:p><text:a xlink:href="http://agents.ebrokercenter.com/#lead/edit/20151210151229-avG5DqJH-svtXKNra">Jose Santoyo</text:a> </text:p>
          </table:table-cell>
          <table:table-cell office:value-type="float" office:value="15.46">
            <text:p>15.46</text:p>
          </table:table-cell>
          <table:table-cell office:value-type="float" office:value="20">
            <text:p>20</text:p>
          </table:table-cell>
          <table:table-cell office:value-type="string">
            <text:p>Her po box was not in her marketplace application</text:p>
          </table:table-cell>
          <table:table-cell/>
        </table:table-row>
        <table:table-row table:style-name="ro3">
          <table:table-cell table:style-name="ce5" office:value-type="time" office:time-value="PT15H46M00S">
            <text:p>03:46:00 PM</text:p>
          </table:table-cell>
          <table:table-cell table:style-name="ce5" office:value-type="time" office:time-value="PT16H10M00S">
            <text:p>04:10:00 PM</text:p>
          </table:table-cell>
          <table:table-cell office:value-type="string">
            <text:p>Sherry Casey</text:p>
          </table:table-cell>
          <table:table-cell office:value-type="float" office:value="14.57">
            <text:p>14.57</text:p>
          </table:table-cell>
          <table:table-cell office:value-type="float" office:value="16">
            <text:p>16</text:p>
          </table:table-cell>
          <table:table-cell office:value-type="string">
            <text:p>Her apt number was not in her marketplace application</text:p>
          </table:table-cell>
          <table:table-cell/>
        </table:table-row>
        <table:table-row table:style-name="ro7">
          <table:table-cell table:style-name="ce5" office:value-type="time" office:time-value="PT16H08M00S">
            <text:p>04:08:00 PM</text:p>
          </table:table-cell>
          <table:table-cell table:style-name="ce5" office:value-type="time" office:time-value="PT16H12M00S">
            <text:p>04:12:00 PM</text:p>
          </table:table-cell>
          <table:table-cell table:style-name="ce11" office:value-type="string">
            <text:p><text:a xlink:href="http://agents.ebrokercenter.com/#lead/edit/20151229080257-WaB3FRNG-KoB2Vs3v">Douglas Whack / Adl</text:a> </text:p>
          </table:table-cell>
          <table:table-cell office:value-type="float" office:value="3.14">
            <text:p>3.14</text:p>
          </table:table-cell>
          <table:table-cell office:value-type="float" office:value="4">
            <text:p>4</text:p>
          </table:table-cell>
          <table:table-cell office:value-type="string">
            <text:p>he wanted an invoice from caresource </text:p>
          </table:table-cell>
          <table:table-cell/>
        </table:table-row>
        <table:table-row table:style-name="ro3">
          <table:table-cell table:style-name="ce5" office:value-type="time" office:time-value="PT16H11M00S">
            <text:p>04:11:00 PM</text:p>
          </table:table-cell>
          <table:table-cell table:style-name="ce5" office:value-type="time" office:time-value="PT16H17M00S">
            <text:p>04:17:00 PM</text:p>
          </table:table-cell>
          <table:table-cell office:value-type="string">
            <text:p>David vines</text:p>
          </table:table-cell>
          <table:table-cell office:value-type="float" office:value="6.36">
            <text:p>6.36</text:p>
          </table:table-cell>
          <table:table-cell office:value-type="float" office:value="10">
            <text:p>10</text:p>
          </table:table-cell>
          <table:table-cell office:value-type="string">
            <text:p>He was asking about the notice he received from the market place </text:p>
          </table:table-cell>
          <table:table-cell/>
        </table:table-row>
        <table:table-row table:style-name="ro3">
          <table:table-cell table:style-name="ce5" office:value-type="time" office:time-value="PT16H19M00S">
            <text:p>04:19:00 PM</text:p>
          </table:table-cell>
          <table:table-cell table:style-name="ce5" office:value-type="time" office:time-value="PT16H21M00S">
            <text:p>04:21:00 PM</text:p>
          </table:table-cell>
          <table:table-cell office:value-type="string">
            <text:p>husband</text:p>
          </table:table-cell>
          <table:table-cell office:value-type="float" office:value="1.24">
            <text:p>1.24</text:p>
          </table:table-cell>
          <table:table-cell office:value-type="float" office:value="2">
            <text:p>2</text:p>
          </table:table-cell>
          <table:table-cell office:value-type="string">
            <text:p>he wanted to know the name of the company </text:p>
          </table:table-cell>
          <table:table-cell/>
        </table:table-row>
        <table:table-row table:style-name="ro3">
          <table:table-cell table:style-name="ce5" office:value-type="string">
            <text:p>04:22:00pmM</text:p>
          </table:table-cell>
          <table:table-cell table:style-name="ce5" office:value-type="time" office:time-value="PT16H33M00S">
            <text:p>04:33:00 PM</text:p>
          </table:table-cell>
          <table:table-cell office:value-type="string">
            <text:p>Tara finch </text:p>
          </table:table-cell>
          <table:table-cell office:value-type="float" office:value="9.07">
            <text:p>9.07</text:p>
          </table:table-cell>
          <table:table-cell office:value-type="float" office:value="10">
            <text:p>10</text:p>
          </table:table-cell>
          <table:table-cell office:value-type="string">
            <text:p>she wanted to know about the 9.99 fee</text:p>
          </table:table-cell>
          <table:table-cell/>
        </table:table-row>
        <table:table-row table:style-name="ro7">
          <table:table-cell table:style-name="ce5" office:value-type="time" office:time-value="PT04H46M00S">
            <text:p>04:46:00 AM</text:p>
          </table:table-cell>
          <table:table-cell table:style-name="ce5" office:value-type="time" office:time-value="PT04H49M00S">
            <text:p>04:49:00 AM</text:p>
          </table:table-cell>
          <table:table-cell table:style-name="ce11" office:value-type="string">
            <text:p><text:a xlink:href="http://agents.ebrokercenter.com/#lead/edit/20151229080257-WaB3FRNG-KoB2Vs3v">Douglas Whack / Adl</text:a> </text:p>
          </table:table-cell>
          <table:table-cell office:value-type="float" office:value="2.42">
            <text:p>2.42</text:p>
          </table:table-cell>
          <table:table-cell office:value-type="float" office:value="3">
            <text:p>3</text:p>
          </table:table-cell>
          <table:table-cell office:value-type="string">
            <text:p>he wanted an invoice from caresource </text:p>
          </table:table-cell>
          <table:table-cell/>
        </table:table-row>
        <table:table-row table:style-name="ro3">
          <table:table-cell table:style-name="ce5" office:value-type="time" office:time-value="PT04H55M00S">
            <text:p>04:55:00 AM</text:p>
          </table:table-cell>
          <table:table-cell table:style-name="ce5" office:value-type="time" office:time-value="PT05H02M00S">
            <text:p>05:02:00 AM</text:p>
          </table:table-cell>
          <table:table-cell table:style-name="ce11" office:value-type="string">
            <text:p><text:a xlink:href="http://agents.ebrokercenter.com/#lead/edit/20151117083534-7y9s2Aw2-dAZ7dWBQ">Kathy Bartley</text:a> </text:p>
          </table:table-cell>
          <table:table-cell office:value-type="float" office:value="6.52">
            <text:p>6.52</text:p>
          </table:table-cell>
          <table:table-cell table:number-columns-repeated="3"/>
        </table:table-row>
        <table:table-row table:style-name="ro3" table:number-rows-repeated="14">
          <table:table-cell table:number-columns-repeated="7"/>
        </table:table-row>
        <table:table-row table:style-name="ro3" table:number-rows-repeated="11"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3/15/2016</text:date>, <text:time>17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2:55:11.65</meta:creation-date>
    <dc:date>2016-03-15T17:33:01.32</dc:date>
    <meta:editing-duration>PT12M15S</meta:editing-duration>
    <meta:editing-cycles>1</meta:editing-cycles>
    <meta:generator>OpenOffice/4.1.1$Win32 OpenOffice.org_project/411m6$Build-9775</meta:generator>
    <meta:document-statistic meta:table-count="3" meta:cell-count="306" meta:object-count="0"/>
  </office:meta>
</office:document-meta>
</file>